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ee4cd" officeooo:paragraph-rsid="001ee4cd" style:font-weight-asian="bold" style:font-weight-complex="bold"/>
    </style:style>
    <style:style style:name="P2" style:family="paragraph" style:parent-style-name="Text_20_body">
      <style:text-properties fo:font-weight="bold" officeooo:rsid="001ee4cd" officeooo:paragraph-rsid="00241b16" style:font-weight-asian="bold" style:font-weight-complex="bold"/>
    </style:style>
    <style:style style:name="P3" style:family="paragraph" style:parent-style-name="Text_20_body">
      <style:text-properties fo:font-weight="bold" officeooo:rsid="001ee4cd" officeooo:paragraph-rsid="00257704" style:font-weight-asian="bold" style:font-weight-complex="bold"/>
    </style:style>
    <style:style style:name="P4" style:family="paragraph" style:parent-style-name="Text_20_body">
      <style:text-properties fo:font-weight="bold" officeooo:rsid="001ee4cd" officeooo:paragraph-rsid="00274610" style:font-weight-asian="bold" style:font-weight-complex="bold"/>
    </style:style>
    <style:style style:name="P5" style:family="paragraph" style:parent-style-name="Text_20_body">
      <style:text-properties fo:font-weight="bold" officeooo:rsid="001ee4cd" officeooo:paragraph-rsid="002a2c78" style:font-weight-asian="bold" style:font-weight-complex="bold"/>
    </style:style>
    <style:style style:name="P6" style:family="paragraph" style:parent-style-name="Text_20_body">
      <style:text-properties fo:font-weight="bold" officeooo:rsid="001ee4cd" officeooo:paragraph-rsid="002e25cd" style:font-weight-asian="bold" style:font-weight-complex="bold"/>
    </style:style>
    <style:style style:name="P7" style:family="paragraph" style:parent-style-name="Text_20_body">
      <style:text-properties fo:font-weight="bold" officeooo:rsid="001ee4cd" officeooo:paragraph-rsid="0031535c" style:font-weight-asian="bold" style:font-weight-complex="bold"/>
    </style:style>
    <style:style style:name="P8" style:family="paragraph" style:parent-style-name="Text_20_body">
      <style:text-properties fo:font-weight="bold" officeooo:rsid="001ee4cd" officeooo:paragraph-rsid="00320cf8" style:font-weight-asian="bold" style:font-weight-complex="bold"/>
    </style:style>
    <style:style style:name="P9" style:family="paragraph" style:parent-style-name="Text_20_body">
      <style:text-properties fo:font-weight="normal" officeooo:rsid="001ee4cd" officeooo:paragraph-rsid="001ee4cd" style:font-weight-asian="normal" style:font-weight-complex="normal"/>
    </style:style>
    <style:style style:name="P10" style:family="paragraph" style:parent-style-name="Text_20_body">
      <style:text-properties fo:font-weight="normal" officeooo:rsid="001ee4cd" officeooo:paragraph-rsid="00241b16" style:font-weight-asian="normal" style:font-weight-complex="normal"/>
    </style:style>
    <style:style style:name="P11" style:family="paragraph" style:parent-style-name="Text_20_body">
      <style:text-properties fo:font-weight="normal" officeooo:rsid="001ee4cd" officeooo:paragraph-rsid="00257704" style:font-weight-asian="normal" style:font-weight-complex="normal"/>
    </style:style>
    <style:style style:name="P12" style:family="paragraph" style:parent-style-name="Text_20_body">
      <style:text-properties fo:font-weight="normal" officeooo:rsid="001ee4cd" officeooo:paragraph-rsid="00274610" style:font-weight-asian="normal" style:font-weight-complex="normal"/>
    </style:style>
    <style:style style:name="P13" style:family="paragraph" style:parent-style-name="Text_20_body">
      <style:text-properties fo:font-weight="normal" officeooo:rsid="001ee4cd" officeooo:paragraph-rsid="002a2c78" style:font-weight-asian="normal" style:font-weight-complex="normal"/>
    </style:style>
    <style:style style:name="P14" style:family="paragraph" style:parent-style-name="Text_20_body">
      <style:text-properties fo:font-weight="normal" officeooo:rsid="001ee4cd" officeooo:paragraph-rsid="002e25cd" style:font-weight-asian="normal" style:font-weight-complex="normal"/>
    </style:style>
    <style:style style:name="P15" style:family="paragraph" style:parent-style-name="Text_20_body">
      <style:text-properties fo:font-weight="normal" officeooo:rsid="001ee4cd" officeooo:paragraph-rsid="0031535c" style:font-weight-asian="normal" style:font-weight-complex="normal"/>
    </style:style>
    <style:style style:name="P16" style:family="paragraph" style:parent-style-name="Text_20_body">
      <style:text-properties fo:font-weight="normal" officeooo:rsid="001ee4cd" officeooo:paragraph-rsid="00320cf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dbee" style:font-weight-asian="normal" style:font-weight-complex="normal"/>
    </style:style>
    <style:style style:name="T3" style:family="text">
      <style:text-properties fo:font-weight="normal" officeooo:rsid="0022217b" style:font-weight-asian="normal" style:font-weight-complex="normal"/>
    </style:style>
    <style:style style:name="T4" style:family="text">
      <style:text-properties fo:font-weight="normal" officeooo:rsid="00241b16" style:font-weight-asian="normal" style:font-weight-complex="normal"/>
    </style:style>
    <style:style style:name="T5" style:family="text">
      <style:text-properties fo:font-weight="normal" officeooo:rsid="0025515a" style:font-weight-asian="normal" style:font-weight-complex="normal"/>
    </style:style>
    <style:style style:name="T6" style:family="text">
      <style:text-properties fo:font-weight="normal" officeooo:rsid="00257704" style:font-weight-asian="normal" style:font-weight-complex="normal"/>
    </style:style>
    <style:style style:name="T7" style:family="text">
      <style:text-properties fo:font-weight="normal" officeooo:rsid="00274610" style:font-weight-asian="normal" style:font-weight-complex="normal"/>
    </style:style>
    <style:style style:name="T8" style:family="text">
      <style:text-properties fo:font-weight="normal" officeooo:rsid="0028f040" style:font-weight-asian="normal" style:font-weight-complex="normal"/>
    </style:style>
    <style:style style:name="T9" style:family="text">
      <style:text-properties fo:font-weight="normal" officeooo:rsid="002a2c78" style:font-weight-asian="normal" style:font-weight-complex="normal"/>
    </style:style>
    <style:style style:name="T10" style:family="text">
      <style:text-properties fo:font-weight="normal" officeooo:rsid="002c316e" style:font-weight-asian="normal" style:font-weight-complex="normal"/>
    </style:style>
    <style:style style:name="T11" style:family="text">
      <style:text-properties fo:font-weight="normal" officeooo:rsid="002e25cd" style:font-weight-asian="normal" style:font-weight-complex="normal"/>
    </style:style>
    <style:style style:name="T12" style:family="text">
      <style:text-properties fo:font-weight="normal" officeooo:rsid="002ffa7d" style:font-weight-asian="normal" style:font-weight-complex="normal"/>
    </style:style>
    <style:style style:name="T13" style:family="text">
      <style:text-properties fo:font-weight="normal" officeooo:rsid="0031535c" style:font-weight-asian="normal" style:font-weight-complex="normal"/>
    </style:style>
    <style:style style:name="T14" style:family="text">
      <style:text-properties fo:font-weight="normal" officeooo:rsid="00320cf8" style:font-weight-asian="normal" style:font-weight-complex="normal"/>
    </style:style>
    <style:style style:name="T15" style:family="text">
      <style:text-properties fo:font-weight="normal" officeooo:rsid="003276ba" style:font-weight-asian="normal" style:font-weight-complex="normal"/>
    </style:style>
    <style:style style:name="T16" style:family="text">
      <style:text-properties fo:color="#2d2824" loext:opacity="100%" style:text-line-through-style="none" style:text-line-through-type="none" fo:font-size="11.5pt" style:text-underline-style="none" style:font-size-asian="11.5pt"/>
    </style:style>
    <style:style style:name="T17" style:family="text">
      <style:text-properties fo:color="#2d2824" loext:opacity="10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officeooo:rsid="0020dbee"/>
    </style:style>
    <style:style style:name="T19" style:family="text">
      <style:text-properties officeooo:rsid="00241b16"/>
    </style:style>
    <style:style style:name="T20" style:family="text">
      <style:text-properties officeooo:rsid="00257704"/>
    </style:style>
    <style:style style:name="T21" style:family="text">
      <style:text-properties officeooo:rsid="00274610"/>
    </style:style>
    <style:style style:name="T22" style:family="text">
      <style:text-properties officeooo:rsid="0028f040"/>
    </style:style>
    <style:style style:name="T23" style:family="text">
      <style:text-properties officeooo:rsid="002a2c78"/>
    </style:style>
    <style:style style:name="T24" style:family="text">
      <style:text-properties officeooo:rsid="002aa220"/>
    </style:style>
    <style:style style:name="T25" style:family="text">
      <style:text-properties officeooo:rsid="002ffa7d"/>
    </style:style>
    <style:style style:name="T26" style:family="text">
      <style:text-properties officeooo:rsid="00320c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so de Prueba</text:p>
      <text:p text:style-name="Text_20_body"/>
      <text:p text:style-name="P1">ID: <text:span text:style-name="T1">TC-SUMA-01</text:span></text:p>
      <text:p text:style-name="P1">Titulo: <text:span text:style-name="T1">Sumar dos números enteros.</text:span></text:p>
      <text:p text:style-name="P1">Objetivo: <text:span text:style-name="T1">Verificar que la calcula hace su correcto calculo.</text:span></text:p>
      <text:p text:style-name="P1">Preconcedidos: <text:span text:style-name="T17">La calculadora está operativa y en la pantalla de entrada. </text:span></text:p>
      <text:p text:style-name="P1">Entradas o datos de prueba:</text:p>
      <text:p text:style-name="P9">Número 1: 7</text:p>
      <text:p text:style-name="P9">Número 2: 14</text:p>
      <text:p text:style-name="P1">Pasos de ejecución:</text:p>
      <text:p text:style-name="P9">1. Abrir la calaculadora.</text:p>
      <text:p text:style-name="P9">2. Ingresar el primer numero.</text:p>
      <text:p text:style-name="P9">3. Seleccionar la operación suma.</text:p>
      <text:p text:style-name="P9">4. Ingresar el segundo número.</text:p>
      <text:p text:style-name="P9">5. Presionar el resultado.</text:p>
      <text:p text:style-name="P1">Resultados esperados: <text:span text:style-name="T1">La calculadora deberá mostrar la suma de los dos números (21).</text:span></text:p>
      <text:p text:style-name="P1">Criterios de aceptación:<text:span text:style-name="T1"> La prueba se considera exitosa si el resultado de este ejemplo es 21. </text:span></text:p>
      <text:p text:style-name="P1">Postcondiciones: <text:span text:style-name="T1">Limpiar la pantalla para la siguiente prueba</text:span></text:p>
      <text:p text:style-name="P1"><text:span text:style-name="T1">----------------------------------------------------------------------------------------------------------------------</text:span></text:p>
      <text:p text:style-name="P1">ID: <text:span text:style-name="T1">TC-SUMA-0</text:span><text:span text:style-name="T2">2</text:span></text:p>
      <text:p text:style-name="P1">Titulo: <text:span text:style-name="T2">Sumar un número positivo y otro negativo</text:span></text:p>
      <text:p text:style-name="P1">Objetivo: <text:span text:style-name="T1">Verificar que la calcula hace su correcto calculo.</text:span></text:p>
      <text:p text:style-name="P1">Preconcedidos: <text:span text:style-name="T17">La calculadora está operativa y en la pantalla de entrada. </text:span></text:p>
      <text:p text:style-name="P1">Entradas o datos de prueba:</text:p>
      <text:p text:style-name="P9">Número 1: 7</text:p>
      <text:p text:style-name="P9">Número 2: -14</text:p>
      <text:p text:style-name="P1">Pasos de ejecución:</text:p>
      <text:p text:style-name="P9">1. Abrir la calaculadora.</text:p>
      <text:p text:style-name="P9">2. Ingresar el primer numero <text:span text:style-name="T18">positivo</text:span>.</text:p>
      <text:p text:style-name="P9">3. Seleccionar la operación suma.</text:p>
      <text:p text:style-name="P9">4. Ingresar el segundo número <text:span text:style-name="T18">negativo</text:span>.</text:p>
      <text:p text:style-name="P9"><text:soft-page-break/>5. Presionar el resultado.</text:p>
      <text:p text:style-name="P1">Resultados esperados: <text:span text:style-name="T1">La calculadora deberá mostrar la suma de los dos números (-</text:span><text:span text:style-name="T2">7</text:span><text:span text:style-name="T1">).</text:span></text:p>
      <text:p text:style-name="P1">Criterios de aceptación:<text:span text:style-name="T1"> La prueba se considera exitosa si el resultado de este ejemplo es -</text:span><text:span text:style-name="T3">7</text:span><text:span text:style-name="T1">. </text:span></text:p>
      <text:p text:style-name="P1">Postcondiciones:<text:span text:style-name="T1"> Limpiar la pantalla para la siguiente prueba.</text:span></text:p>
      <text:p text:style-name="P2"><text:span text:style-name="T1">----------------------------------------------------------------------------------------------------------------------</text:span></text:p>
      <text:p text:style-name="P2">ID: <text:span text:style-name="T1">TC-SUMA-0</text:span><text:span text:style-name="T4">3</text:span></text:p>
      <text:p text:style-name="P2">Titulo: <text:span text:style-name="T2">Sumar </text:span><text:span text:style-name="T4">cero a un número.</text:span></text:p>
      <text:p text:style-name="P2">Objetivo: <text:span text:style-name="T1">Verificar que la calcula hace su correcto calculo.</text:span></text:p>
      <text:p text:style-name="P2">Preconcedidos: <text:span text:style-name="T17">La calculadora está operativa y en la pantalla de entrada. </text:span></text:p>
      <text:p text:style-name="P2">Entradas o datos de prueba:</text:p>
      <text:p text:style-name="P10">Número 1: <text:span text:style-name="T19">0</text:span></text:p>
      <text:p text:style-name="P10">Número 2: <text:span text:style-name="T19">3</text:span></text:p>
      <text:p text:style-name="P2">Pasos de ejecución:</text:p>
      <text:p text:style-name="P10">1. Abrir la calaculadora.</text:p>
      <text:p text:style-name="P10">2. Ingresar el primer numero.</text:p>
      <text:p text:style-name="P10">3. Seleccionar la operación suma.</text:p>
      <text:p text:style-name="P10">4. Ingresar el segundo número.</text:p>
      <text:p text:style-name="P10">5. Presionar el resultado.</text:p>
      <text:p text:style-name="P2">Resultados esperados: <text:span text:style-name="T1">La calculadora deberá mostrar </text:span><text:span text:style-name="T4">que el segundo número no cambia</text:span><text:span text:style-name="T1">.</text:span></text:p>
      <text:p text:style-name="P2">Criterios de aceptación:<text:span text:style-name="T1"> La prueba se considera exitosa si el resultado de este ejemplo es </text:span><text:span text:style-name="T4">el segundo numero</text:span><text:span text:style-name="T1">. </text:span></text:p>
      <text:p text:style-name="P2">Postcondiciones<text:span text:style-name="T1">: Limpiar la pantalla para la siguiente prueba.</text:span></text:p>
      <text:p text:style-name="P2"><text:span text:style-name="T1">----------------------------------------------------------------------------------------------------------------------</text:span></text:p>
      <text:p text:style-name="P2">ID: <text:span text:style-name="T1">TC-SUMA-0</text:span><text:span text:style-name="T4">4</text:span></text:p>
      <text:p text:style-name="P2">Titulo: <text:span text:style-name="T4">Sumar números extremos.</text:span></text:p>
      <text:p text:style-name="P2">Objetivo: <text:span text:style-name="T1">Verificar que la calcula hace su correcto calculo.</text:span></text:p>
      <text:p text:style-name="P2">Preconcedidos: <text:span text:style-name="T17">La calculadora está operativa y en la pantalla de entrada. </text:span></text:p>
      <text:p text:style-name="P2">Entradas o datos de prueba:</text:p>
      <text:p text:style-name="P10">Número 1: <text:span text:style-name="T19">Integer.MAX_VALUE</text:span></text:p>
      <text:p text:style-name="P10">Número 2: <text:span text:style-name="T19">1</text:span></text:p>
      <text:p text:style-name="P2">Pasos de ejecución:</text:p>
      <text:p text:style-name="P10">1. Abrir la calaculadora.</text:p>
      <text:p text:style-name="P10"><text:soft-page-break/>2. Ingresar el primer numero.</text:p>
      <text:p text:style-name="P10">3. Seleccionar la operación suma.</text:p>
      <text:p text:style-name="P10">4. Ingresar el segundo número.</text:p>
      <text:p text:style-name="P10">5. Presionar el resultado.</text:p>
      <text:p text:style-name="P2">Resultados esperados: <text:span text:style-name="T1">La calculadora deberá mostrar </text:span><text:span text:style-name="T4">una pantalla de error por el limite máximo del tamaño del número</text:span><text:span text:style-name="T1">.</text:span></text:p>
      <text:p text:style-name="P2">Criterios de aceptación:<text:span text:style-name="T1"> La prueba se considera exitosa si el resultado de este ejemplo </text:span><text:span text:style-name="T4">da error por pantalla</text:span><text:span text:style-name="T1">. </text:span></text:p>
      <text:p text:style-name="P2">Postcondiciones<text:span text:style-name="T1">: Limpiar la pantalla para la siguiente prueba.</text:span></text:p>
      <text:p text:style-name="P2"><text:span text:style-name="T1">----------------------------------------------------------------------------------------------------------------------</text:span></text:p>
      <text:p text:style-name="P2">ID: <text:span text:style-name="T1">TC-SUMA-0</text:span><text:span text:style-name="T4">3</text:span></text:p>
      <text:p text:style-name="P2">Titulo: <text:span text:style-name="T4">Sumar con entradas no válidas.</text:span></text:p>
      <text:p text:style-name="P2">Objetivo: <text:span text:style-name="T1">Verificar que la calcula hace su correcto calculo.</text:span></text:p>
      <text:p text:style-name="P2">Preconcedidos: <text:span text:style-name="T17">La calculadora está operativa y en la pantalla de entrada. </text:span></text:p>
      <text:p text:style-name="P2">Entradas o datos de prueba:</text:p>
      <text:p text:style-name="P10"><text:span text:style-name="T19">valor</text:span> 1: <text:span text:style-name="T19">no valido</text:span></text:p>
      <text:p text:style-name="P10">Número 2: <text:span text:style-name="T19">3</text:span></text:p>
      <text:p text:style-name="P2">Pasos de ejecución:</text:p>
      <text:p text:style-name="P10">1. Abrir la calaculadora.</text:p>
      <text:p text:style-name="P10">2. Ingresar el primer <text:span text:style-name="T19">valor no valido</text:span>.</text:p>
      <text:p text:style-name="P10">3. Seleccionar la operación suma.</text:p>
      <text:p text:style-name="P10">4. Ingresar el segundo número.</text:p>
      <text:p text:style-name="P10">5. Presionar el resultado.</text:p>
      <text:p text:style-name="P2">Resultados esperados: <text:span text:style-name="T1">La calculadora deberá mostrar </text:span><text:span text:style-name="T4">un error</text:span><text:span text:style-name="T1">.</text:span></text:p>
      <text:p text:style-name="P2">Criterios de aceptación:<text:span text:style-name="T1"> La prueba se considera exitosa </text:span><text:span text:style-name="T4">si la calculadora </text:span><text:span text:style-name="T5">muestra un error de sintaxis</text:span><text:span text:style-name="T1">. </text:span></text:p>
      <text:p text:style-name="P2">Postcondiciones<text:span text:style-name="T1">: Limpiar la pantalla para la siguiente prueba.</text:span></text:p>
      <text:p text:style-name="P3"><text:span text:style-name="T1">----------------------------------------------------------------------------------------------------------------------</text:span></text:p>
      <text:p text:style-name="P3">ID: <text:span text:style-name="T1">TC-</text:span><text:span text:style-name="T6">RESTA</text:span><text:span text:style-name="T1">-0</text:span><text:span text:style-name="T6">1</text:span></text:p>
      <text:p text:style-name="P3">Titulo:<text:span text:style-name="T1"> </text:span><text:span text:style-name="T6">Restar</text:span><text:span text:style-name="T2"> </text:span><text:span text:style-name="T6">dos números enteros positivos</text:span><text:span text:style-name="T4">.</text:span></text:p>
      <text:p text:style-name="P3">Objetivo: <text:span text:style-name="T1">Verificar que la calcula hace su correcto calculo.</text:span></text:p>
      <text:p text:style-name="P3">Preconcedidos: <text:span text:style-name="T17">La calculadora está operativa y en la pantalla de entrada. </text:span></text:p>
      <text:p text:style-name="P3"><text:span text:style-name="T17"/></text:p>
      <text:p text:style-name="P3"><text:soft-page-break/>Entradas o datos de prueba:</text:p>
      <text:p text:style-name="P11">Número 1: <text:span text:style-name="T20">2</text:span></text:p>
      <text:p text:style-name="P11">Número 2: <text:span text:style-name="T19">3</text:span></text:p>
      <text:p text:style-name="P3">Pasos de ejecución:</text:p>
      <text:p text:style-name="P11">1. Abrir la calaculadora.</text:p>
      <text:p text:style-name="P11">2. Ingresar el primer numero.</text:p>
      <text:p text:style-name="P12">3. Seleccionar la operación <text:span text:style-name="T21">resta</text:span>.</text:p>
      <text:p text:style-name="P11">4. Ingresar el segundo número.</text:p>
      <text:p text:style-name="P11">5. Presionar el resultado.</text:p>
      <text:p text:style-name="P3">Resultados esperados: <text:span text:style-name="T1">La calculadora deberá mostrar </text:span><text:span text:style-name="T6">la resta del primer numero respecto al segundo numero (-1)</text:span><text:span text:style-name="T1">.</text:span></text:p>
      <text:p text:style-name="P3">Criterios de aceptación:<text:span text:style-name="T1"> La prueba se considera exitosa si el resultado de este ejemplo es </text:span><text:span text:style-name="T4">el <text:s/></text:span><text:span text:style-name="T6">-1</text:span><text:span text:style-name="T1">. </text:span></text:p>
      <text:p text:style-name="P3">Postcondiciones<text:span text:style-name="T1">: Limpiar la pantalla para la siguiente prueba.</text:span></text:p>
      <text:p text:style-name="P4"><text:span text:style-name="T1">----------------------------------------------------------------------------------------------------------------------</text:span></text:p>
      <text:p text:style-name="P4">ID: <text:span text:style-name="T1">TC-</text:span><text:span text:style-name="T6">RESTA</text:span><text:span text:style-name="T1">-0</text:span><text:span text:style-name="T7">2</text:span></text:p>
      <text:p text:style-name="P4">Titulo:<text:span text:style-name="T1"> </text:span><text:span text:style-name="T6">Restar</text:span><text:span text:style-name="T2"> </text:span><text:span text:style-name="T7">un número negativo de un positivo.</text:span></text:p>
      <text:p text:style-name="P4">Objetivo: <text:span text:style-name="T1">Verificar que la calcula hace su correcto calculo.</text:span></text:p>
      <text:p text:style-name="P4">Preconcedidos: <text:span text:style-name="T17">La calculadora está operativa y en la pantalla de entrada. </text:span></text:p>
      <text:p text:style-name="P4"><text:span text:style-name="T17"/></text:p>
      <text:p text:style-name="P4">Entradas o datos de prueba:</text:p>
      <text:p text:style-name="P12">Número 1: -<text:span text:style-name="T21">2</text:span></text:p>
      <text:p text:style-name="P12">Número 2: <text:span text:style-name="T19">3</text:span></text:p>
      <text:p text:style-name="P4">Pasos de ejecución:</text:p>
      <text:p text:style-name="P12">1. Abrir la calaculadora.</text:p>
      <text:p text:style-name="P12">2. Ingresar el primer numero <text:span text:style-name="T21">negativo</text:span>.</text:p>
      <text:p text:style-name="P12">3. Seleccionar la operación <text:span text:style-name="T21">resta</text:span>.</text:p>
      <text:p text:style-name="P12">4. Ingresar el segundo número.</text:p>
      <text:p text:style-name="P12">5. Presionar el resultado.</text:p>
      <text:p text:style-name="P4">Resultados esperados: <text:span text:style-name="T1">La calculadora deberá mostrar </text:span><text:span text:style-name="T6">la resta del primer numero respecto al segundo numero (-</text:span><text:span text:style-name="T7">5</text:span><text:span text:style-name="T6">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6">-</text:span><text:span text:style-name="T7">5</text:span><text:span text:style-name="T1">. </text:span></text:p>
      <text:p text:style-name="P4"><text:span text:style-name="T1">Postcondiciones: Limpiar la pantalla para la siguiente prueba.</text:span></text:p>
      <text:p text:style-name="P4"><text:soft-page-break/><text:span text:style-name="T1">----------------------------------------------------------------------------------------------------------------------</text:span></text:p>
      <text:p text:style-name="P4">ID: <text:span text:style-name="T1">TC-</text:span><text:span text:style-name="T6">RESTA</text:span><text:span text:style-name="T1">-0</text:span><text:span text:style-name="T7">3</text:span></text:p>
      <text:p text:style-name="P4">Titulo:<text:span text:style-name="T1"> </text:span><text:span text:style-name="T6">Restar</text:span><text:span text:style-name="T2"> </text:span><text:span text:style-name="T7">cero a un numero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7">La calculadora está operativa y en la pantalla de entrada. </text:span></text:p>
      <text:p text:style-name="P4"><text:span text:style-name="T17"/></text:p>
      <text:p text:style-name="P4">Entradas o datos de prueba:</text:p>
      <text:p text:style-name="P12">Número 1: <text:span text:style-name="T20">2</text:span></text:p>
      <text:p text:style-name="P12">Número 2: <text:span text:style-name="T21">0</text:span></text:p>
      <text:p text:style-name="P4">Pasos de ejecución:</text:p>
      <text:p text:style-name="P12">1. Abrir la calaculadora.</text:p>
      <text:p text:style-name="P12">2. Ingresar el primer numero.</text:p>
      <text:p text:style-name="P12">3. Seleccionar la operación <text:span text:style-name="T21">resta</text:span>.</text:p>
      <text:p text:style-name="P12">4. Ingresar el segundo número.</text:p>
      <text:p text:style-name="P12">5. Presionar el resultado.</text:p>
      <text:p text:style-name="P4">Resultados esperados: <text:span text:style-name="T1">La calculadora deberá mostrar </text:span><text:span text:style-name="T6">la resta del primer numero respecto al segundo numero (</text:span><text:span text:style-name="T7">2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7">2</text:span><text:span text:style-name="T1">. </text:span></text:p>
      <text:p text:style-name="P4">Postcondiciones<text:span text:style-name="T1">: Limpiar la pantalla para la siguiente prueba.</text:span></text:p>
      <text:p text:style-name="P4"><text:span text:style-name="T1">----------------------------------------------------------------------------------------------------------------------</text:span></text:p>
      <text:p text:style-name="P4">ID: <text:span text:style-name="T1">TC-</text:span><text:span text:style-name="T6">RESTA</text:span><text:span text:style-name="T1">-0</text:span><text:span text:style-name="T7">4</text:span></text:p>
      <text:p text:style-name="P4">Titulo:<text:span text:style-name="T1"> </text:span><text:span text:style-name="T6">Restar</text:span><text:span text:style-name="T2"> </text:span><text:span text:style-name="T7">numeros extremos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7">La calculadora está operativa y en la pantalla de entrada. </text:span></text:p>
      <text:p text:style-name="P4"><text:span text:style-name="T17"/></text:p>
      <text:p text:style-name="P4">Entradas o datos de prueba:</text:p>
      <text:p text:style-name="P12">Número 1: <text:span text:style-name="T21">Integer.MAX_VALUE</text:span></text:p>
      <text:p text:style-name="P12">Número 2: <text:span text:style-name="T21">Integer.MINIMUN_VALUE</text:span></text:p>
      <text:p text:style-name="P4">Pasos de ejecución:</text:p>
      <text:p text:style-name="P12">1. Abrir la calaculadora.</text:p>
      <text:p text:style-name="P12">2. Ingresar el primer numero.</text:p>
      <text:p text:style-name="P12">3. Seleccionar la operación <text:span text:style-name="T21">resta</text:span>.</text:p>
      <text:p text:style-name="P12"><text:soft-page-break/>4. Ingresar el segundo número.</text:p>
      <text:p text:style-name="P12">5. Presionar el resultado.</text:p>
      <text:p text:style-name="P4">Resultados esperados: <text:span text:style-name="T1">La calculadora deberá mostrar </text:span><text:span text:style-name="T6">la resta del primer numero respecto al segundo numero (-1)</text:span><text:span text:style-name="T1">.</text:span></text:p>
      <text:p text:style-name="P4">Criterios de aceptación:<text:span text:style-name="T1"> La prueba se considera exitosa si el resultado de este ejemplo es </text:span><text:span text:style-name="T4">el <text:s/></text:span><text:span text:style-name="T6">-1</text:span><text:span text:style-name="T1">. </text:span></text:p>
      <text:p text:style-name="P4">Postcondiciones<text:span text:style-name="T1">: Limpiar la pantalla para la siguiente prueba.</text:span></text:p>
      <text:p text:style-name="P4"><text:span text:style-name="T1">----------------------------------------------------------------------------------------------------------------------</text:span></text:p>
      <text:p text:style-name="P4">ID: <text:span text:style-name="T1">TC-</text:span><text:span text:style-name="T6">RESTA</text:span><text:span text:style-name="T1">-0</text:span><text:span text:style-name="T7">5</text:span></text:p>
      <text:p text:style-name="P4">Titulo:<text:span text:style-name="T1"> </text:span><text:span text:style-name="T8">Restar con entradas no válidos</text:span><text:span text:style-name="T4">.</text:span></text:p>
      <text:p text:style-name="P4">Objetivo: <text:span text:style-name="T1">Verificar que la calcula hace su correcto calculo.</text:span></text:p>
      <text:p text:style-name="P4">Preconcedidos: <text:span text:style-name="T17">La calculadora está operativa y en la pantalla de entrada. </text:span></text:p>
      <text:p text:style-name="P4"><text:span text:style-name="T17"/></text:p>
      <text:p text:style-name="P4">Entradas o datos de prueba:</text:p>
      <text:p text:style-name="P12">Número 1: <text:span text:style-name="T22">10</text:span></text:p>
      <text:p text:style-name="P12">Número 2: <text:span text:style-name="T22">x</text:span></text:p>
      <text:p text:style-name="P4">Pasos de ejecución:</text:p>
      <text:p text:style-name="P12">1. Abrir la calaculadora.</text:p>
      <text:p text:style-name="P12">2. Ingresar el primer numero.</text:p>
      <text:p text:style-name="P12">3. Seleccionar la operación <text:span text:style-name="T21">resta</text:span>.</text:p>
      <text:p text:style-name="P12">4. Ingresar el segundo número.</text:p>
      <text:p text:style-name="P12">5. Presionar el resultado.</text:p>
      <text:p text:style-name="P4">Resultados esperados: <text:span text:style-name="T1">La calculadora deberá mostrar </text:span><text:span text:style-name="T8">un error</text:span><text:span text:style-name="T1">.</text:span></text:p>
      <text:p text:style-name="P4">Criterios de aceptación:<text:span text:style-name="T1"> La prueba se considera exitosa si el resultado de este ejemplo </text:span><text:span text:style-name="T8">da erro debido a que no se pueden restar tipos char</text:span><text:span text:style-name="T1">. <text:s/></text:span></text:p>
      <text:p text:style-name="P4">Postcondiciones<text:span text:style-name="T1">: Limpiar la pantalla para la siguiente prueba.</text:span></text:p>
      <text:p text:style-name="P5"><text:span text:style-name="T1">----------------------------------------------------------------------------------------------------------------------</text:span></text:p>
      <text:p text:style-name="P5">ID: <text:span text:style-name="T1">TC-</text:span><text:span text:style-name="T9">MULTIPLICACIÓN</text:span><text:span text:style-name="T1">-0</text:span><text:span text:style-name="T9">1</text:span></text:p>
      <text:p text:style-name="P5">Titulo:<text:span text:style-name="T1"> </text:span><text:span text:style-name="T9">Multiplicar dos números positivos</text:span><text:span text:style-name="T4">.</text:span></text:p>
      <text:p text:style-name="P5">Objetivo: <text:span text:style-name="T1">Verificar que la calcula hace su correcto calculo.</text:span></text:p>
      <text:p text:style-name="P5">Preconcedidos: <text:span text:style-name="T17">La calculadora está operativa y en la pantalla de entrada. </text:span></text:p>
      <text:p text:style-name="P5"><text:span text:style-name="T17"/></text:p>
      <text:p text:style-name="P5">Entradas o datos de prueba:</text:p>
      <text:p text:style-name="P13"><text:soft-page-break/>Número 1: <text:span text:style-name="T20">2</text:span></text:p>
      <text:p text:style-name="P13">Número 2: <text:span text:style-name="T23">3</text:span></text:p>
      <text:p text:style-name="P5">Pasos de ejecución:</text:p>
      <text:p text:style-name="P13">1. Abrir la calaculadora.</text:p>
      <text:p text:style-name="P13">2. Ingresar el primer numero.</text:p>
      <text:p text:style-name="P13">3. Seleccionar la operación <text:span text:style-name="T23">multiplicar</text:span>.</text:p>
      <text:p text:style-name="P13">4. Ingresar el segundo número.</text:p>
      <text:p text:style-name="P13">5. Presionar el resultado.</text:p>
      <text:p text:style-name="P5">Resultados esperados: <text:span text:style-name="T1">La calculadora deberá mostrar </text:span><text:span text:style-name="T6">l</text:span><text:span text:style-name="T9">a multiplicación de los números (6)</text:span><text:span text:style-name="T1">.</text:span></text:p>
      <text:p text:style-name="P5">Criterios de aceptación:<text:span text:style-name="T1"> La prueba se considera exitosa si el resultado de este ejemplo es </text:span><text:span text:style-name="T4">el <text:s/></text:span><text:span text:style-name="T9">6</text:span><text:span text:style-name="T1">. </text:span></text:p>
      <text:p text:style-name="P5">Postcondiciones<text:span text:style-name="T1">: Limpiar la pantalla para la siguiente prueba.</text:span></text:p>
      <text:p text:style-name="P5"><text:span text:style-name="T1">----------------------------------------------------------------------------------------------------------------------</text:span></text:p>
      <text:p text:style-name="P5">ID: <text:span text:style-name="T1">TC-</text:span><text:span text:style-name="T9">MULTIPLICACIÓN</text:span><text:span text:style-name="T1">-0</text:span><text:span text:style-name="T9">2</text:span></text:p>
      <text:p text:style-name="P5">Titulo:<text:span text:style-name="T1"> </text:span><text:span text:style-name="T9">Multiplicar un número negativo de un positivo</text:span><text:span text:style-name="T4">.</text:span></text:p>
      <text:p text:style-name="P5">Objetivo: <text:span text:style-name="T1">Verificar que la calcula hace su correcto calculo.</text:span></text:p>
      <text:p text:style-name="P5">Preconcedidos: <text:span text:style-name="T17">La calculadora está operativa y en la pantalla de entrada. </text:span></text:p>
      <text:p text:style-name="P5"><text:span text:style-name="T17"/></text:p>
      <text:p text:style-name="P5">Entradas o datos de prueba:</text:p>
      <text:p text:style-name="P13">Número 1: <text:span text:style-name="T20">2</text:span></text:p>
      <text:p text:style-name="P13">Número 2: -<text:span text:style-name="T24">3</text:span></text:p>
      <text:p text:style-name="P5">Pasos de ejecución:</text:p>
      <text:p text:style-name="P13">1. Abrir la calaculadora.</text:p>
      <text:p text:style-name="P13">2. Ingresar el primer numero.</text:p>
      <text:p text:style-name="P13">3. Seleccionar la operación <text:span text:style-name="T23">multiplicar</text:span>.</text:p>
      <text:p text:style-name="P13">4. Ingresar el segundo número.</text:p>
      <text:p text:style-name="P13">5. Presionar el resultado.</text:p>
      <text:p text:style-name="P5">Resultados esperados: <text:span text:style-name="T1">La calculadora deberá mostrar </text:span><text:span text:style-name="T6">l</text:span><text:span text:style-name="T9">a multiplicación de los números </text:span><text:span text:style-name="T10">y el resultado deberá de ser negativo</text:span><text:span text:style-name="T9"> (-6)</text:span><text:span text:style-name="T1">.</text:span></text:p>
      <text:p text:style-name="P5">Criterios de aceptación:<text:span text:style-name="T1"> La prueba se considera exitosa si el resultado de este ejemplo es</text:span><text:span text:style-name="T4"> -</text:span><text:span text:style-name="T9">6</text:span><text:span text:style-name="T1">. </text:span></text:p>
      <text:p text:style-name="P5">Postcondiciones<text:span text:style-name="T1">: Limpiar la pantalla para la siguiente prueba.</text:span></text:p>
      <text:p text:style-name="P6"><text:span text:style-name="T1">----------------------------------------------------------------------------------------------------------------------</text:span></text:p>
      <text:p text:style-name="P6"/>
      <text:p text:style-name="P6"><text:soft-page-break/>ID: <text:span text:style-name="T1">TC-</text:span><text:span text:style-name="T9">MULTIPLICACIÓN</text:span><text:span text:style-name="T1">-0</text:span><text:span text:style-name="T11">3</text:span></text:p>
      <text:p text:style-name="P6">Titulo:<text:span text:style-name="T1"> </text:span><text:span text:style-name="T9">Multiplicar </text:span><text:span text:style-name="T11">un</text:span><text:span text:style-name="T9"> número </text:span><text:span text:style-name="T11">por cero</text:span><text:span text:style-name="T4">.</text:span></text:p>
      <text:p text:style-name="P6">Objetivo: <text:span text:style-name="T1">Verificar que la calcula hace su correcto calculo.</text:span></text:p>
      <text:p text:style-name="P6">Preconcedidos: <text:span text:style-name="T17">La calculadora está operativa y en la pantalla de entrada. </text:span></text:p>
      <text:p text:style-name="P6"><text:span text:style-name="T17"/></text:p>
      <text:p text:style-name="P6">Entradas o datos de prueba:</text:p>
      <text:p text:style-name="P14">Número 1: <text:span text:style-name="T20">2</text:span></text:p>
      <text:p text:style-name="P14">Número 2: <text:span text:style-name="T25">0</text:span></text:p>
      <text:p text:style-name="P6">Pasos de ejecución:</text:p>
      <text:p text:style-name="P14">1. Abrir la calaculadora.</text:p>
      <text:p text:style-name="P14">2. Ingresar el primer numero.</text:p>
      <text:p text:style-name="P14">3. Seleccionar la operación <text:span text:style-name="T23">multiplicar</text:span>.</text:p>
      <text:p text:style-name="P14">4. Ingresar el segundo número.</text:p>
      <text:p text:style-name="P14">5. Presionar el resultado.</text:p>
      <text:p text:style-name="P6">Resultados esperados: <text:span text:style-name="T1">La calculadora deberá mostrar </text:span><text:span text:style-name="T6">l</text:span><text:span text:style-name="T9">a multiplicación de los números (</text:span><text:span text:style-name="T12">0</text:span><text:span text:style-name="T9">)</text:span><text:span text:style-name="T1">.</text:span></text:p>
      <text:p text:style-name="P6">Criterios de aceptación:<text:span text:style-name="T1"> La prueba se considera exitosa si el resultado de este ejemplo es </text:span><text:span text:style-name="T12">0</text:span><text:span text:style-name="T1">. </text:span></text:p>
      <text:p text:style-name="P6">Postcondiciones<text:span text:style-name="T1">: Limpiar la pantalla para la siguiente prueba.</text:span></text:p>
      <text:p text:style-name="P7"><text:span text:style-name="T1">----------------------------------------------------------------------------------------------------------------------</text:span></text:p>
      <text:p text:style-name="P7">ID: <text:span text:style-name="T1">TC-</text:span><text:span text:style-name="T9">MULTIPLICACIÓN</text:span><text:span text:style-name="T1">-0</text:span><text:span text:style-name="T13">4</text:span></text:p>
      <text:p text:style-name="P7">Titulo:<text:span text:style-name="T1"> </text:span><text:span text:style-name="T9">Multiplicar dos números </text:span><text:span text:style-name="T13">extremos</text:span><text:span text:style-name="T4">.</text:span></text:p>
      <text:p text:style-name="P7">Objetivo: <text:span text:style-name="T1">Verificar que la calcula hace su correcto calculo.</text:span></text:p>
      <text:p text:style-name="P7">Preconcedidos: <text:span text:style-name="T17">La calculadora está operativa y en la pantalla de entrada. </text:span></text:p>
      <text:p text:style-name="P7"><text:span text:style-name="T17"/></text:p>
      <text:p text:style-name="P7">Entradas o datos de prueba:</text:p>
      <text:p text:style-name="P15">Número 1: <text:span text:style-name="T21">Integer.MAX_VALUE</text:span></text:p>
      <text:p text:style-name="P15">Número 2: <text:span text:style-name="T21">Integer.MINIMUN_VALUE</text:span></text:p>
      <text:p text:style-name="P7">Pasos de ejecución:</text:p>
      <text:p text:style-name="P15">1. Abrir la calaculadora.</text:p>
      <text:p text:style-name="P15">2. Ingresar el primer numero.</text:p>
      <text:p text:style-name="P15">3. Seleccionar la operación <text:span text:style-name="T23">multiplicar</text:span>.</text:p>
      <text:p text:style-name="P15">4. Ingresar el segundo número.</text:p>
      <text:p text:style-name="P15">5. Presionar el resultado.</text:p>
      <text:p text:style-name="P7"><text:soft-page-break/>Resultados esperados: <text:span text:style-name="T1">La calculadora deberá mostrar </text:span><text:span text:style-name="T13">un error</text:span><text:span text:style-name="T1">.</text:span></text:p>
      <text:p text:style-name="P7">Criterios de aceptación:<text:span text:style-name="T1"> La prueba se considera exitosa si el resultado </text:span><text:span text:style-name="T13">muestra un error al usuario de que el resultado de esa multiplicación es demasiado grande para manejarla</text:span><text:span text:style-name="T1">. </text:span></text:p>
      <text:p text:style-name="P7">Postcondiciones<text:span text:style-name="T1">: Limpiar la pantalla para la siguiente prueba.</text:span></text:p>
      <text:p text:style-name="P8"><text:span text:style-name="T1">----------------------------------------------------------------------------------------------------------------------</text:span></text:p>
      <text:p text:style-name="P8"/>
      <text:p text:style-name="P8">ID: <text:span text:style-name="T1">TC-</text:span><text:span text:style-name="T9">MULTIPLICACIÓN</text:span><text:span text:style-name="T1">-0</text:span><text:span text:style-name="T15">5</text:span></text:p>
      <text:p text:style-name="P8">Titulo:<text:span text:style-name="T1"> </text:span><text:span text:style-name="T9">Multiplicar </text:span><text:span text:style-name="T14">con entradas no válidas</text:span><text:span text:style-name="T4">.</text:span></text:p>
      <text:p text:style-name="P8">Objetivo: <text:span text:style-name="T1">Verificar que la calcula hace su correcto calculo.</text:span></text:p>
      <text:p text:style-name="P8">Preconcedidos: <text:span text:style-name="T17">La calculadora está operativa y en la pantalla de entrada. </text:span></text:p>
      <text:p text:style-name="P8"><text:span text:style-name="T17"/></text:p>
      <text:p text:style-name="P8">Entradas o datos de prueba:</text:p>
      <text:p text:style-name="P16">Número 1: <text:span text:style-name="T26">7</text:span></text:p>
      <text:p text:style-name="P16">Número 2: !</text:p>
      <text:p text:style-name="P8">Pasos de ejecución:</text:p>
      <text:p text:style-name="P16">1. Abrir la calaculadora.</text:p>
      <text:p text:style-name="P16">2. Ingresar el primer numero.</text:p>
      <text:p text:style-name="P16">3. Seleccionar la operación <text:span text:style-name="T23">multiplicar</text:span>.</text:p>
      <text:p text:style-name="P16">4. Ingresar el segundo número.</text:p>
      <text:p text:style-name="P16">5. Presionar el resultado.</text:p>
      <text:p text:style-name="P8">Resultados esperados: <text:span text:style-name="T1">La calculadora deberá mostrar </text:span><text:span text:style-name="T14">un error</text:span><text:span text:style-name="T1">.</text:span></text:p>
      <text:p text:style-name="P8">Criterios de aceptación:<text:span text:style-name="T1"> La prueba se considera exitosa si el resultado de este ejemplo </text:span><text:span text:style-name="T14">muestra un error donde indique que la calculadora no puede multiplicar números no validos</text:span><text:span text:style-name="T1">. </text:span></text:p>
      <text:p text:style-name="P8">Postcondiciones<text:span text:style-name="T1">: Limpiar la pantalla para la siguiente prueba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Source Sans Pro" fo:font-family="'Source Sans Pro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6:17:00</meta:creation-date>
    <dc:date>2025-11-04T21:11:34.081000000</dc:date>
    <meta:editing-duration>PT36M56S</meta:editing-duration>
    <meta:editing-cycles>15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255" meta:word-count="1594" meta:character-count="11869" meta:non-whitespace-character-count="10494"/>
  </office:meta>
</office:document-meta>
</file>